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2T13:55:52.91714299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5.7.1$Linux_X86_64 LibreOffice_project/50$Build-1</meta:generator>
  </office:meta>
</office:document-meta>
</file>